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2">
      <style:text-properties fo:font-size="11pt" officeooo:rsid="0009b705" officeooo:paragraph-rsid="0009b705" style:font-size-asian="11pt" style:font-size-complex="11pt"/>
    </style:style>
    <style:style style:name="P2" style:family="paragraph" style:parent-style-name="Standard" style:list-style-name="L2">
      <style:text-properties fo:font-size="11pt" officeooo:rsid="000a7fcf" officeooo:paragraph-rsid="000a7fcf" style:font-size-asian="11pt" style:font-size-complex="11pt"/>
    </style:style>
    <style:style style:name="P3" style:family="paragraph" style:parent-style-name="Standard" style:list-style-name="L2">
      <style:text-properties fo:font-size="11pt" officeooo:rsid="000c19e8" officeooo:paragraph-rsid="000c19e8" style:font-size-asian="11pt" style:font-size-complex="11pt"/>
    </style:style>
    <style:style style:name="P4" style:family="paragraph" style:parent-style-name="Standard" style:list-style-name="L2" style:master-page-name="First_20_Page">
      <style:paragraph-properties style:page-number="auto"/>
      <style:text-properties officeooo:paragraph-rsid="0009b705"/>
    </style:style>
    <style:style style:name="P5" style:family="paragraph" style:parent-style-name="Header">
      <style:text-properties fo:font-size="11pt" officeooo:rsid="0009b705" officeooo:paragraph-rsid="0009b705" style:font-size-asian="11pt" style:font-size-complex="11pt"/>
    </style:style>
    <style:style style:name="T1" style:family="text">
      <style:text-properties officeooo:rsid="0009b705"/>
    </style:style>
    <style:style style:name="T2" style:family="text">
      <style:text-properties fo:font-size="11pt" style:font-size-asian="11pt" style:font-size-complex="11pt"/>
    </style:style>
    <style:style style:name="T3" style:family="text">
      <style:text-properties fo:font-size="11pt" officeooo:rsid="0009b705"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98696688547147459" text:style-name="L2">
        <text:list-item>
          <text:p text:style-name="P4"><text:span text:style-name="T3">Paper: Automatic Image Segmentation Using Saliency Detection and Superpixel Graph Cuts<text:line-break/>Authors: Sandeul Kang, Hansang Lee, Jiwhan Kim, and Junmo Kim<text:line-break/>Published in: </text:span><text:span text:style-name="T2">Robot Intelligence Technology and Applications<text:line-break/></text:span><text:span text:style-name="T3">Year: 2012<text:line-break/>URL: </text:span><text:a xlink:type="simple" xlink:href="http://link.springer.com/chapter/10.1007%2F978-3-642-37374-9_99" text:style-name="Internet_20_link" text:visited-style-name="Visited_20_Internet_20_Link"><text:span text:style-name="T3">http://link.springer.com/chapter/10.1007%2F978-3-642-37374-9_99</text:span></text:a><text:span text:style-name="T3"><text:line-break/></text:span></text:p>
        </text:list-item>
        <text:list-item>
          <text:p text:style-name="P1">I am working on this project in conjunction with CS6600. For my project, I am attempting to build a program that accepts an image of food (an open cupboard, or an open fridge) and return a recipe of things that can be made with those food items. My thinking is that I will take an image, segment that image, then use a neural network that has been trained with images of ingredients to recognize the items in the picture. This list of ingredients will be sent to a recipe website using an API, and a list of recipes will be returned, ranked by user reviews.<text:line-break/><text:line-break/>For the purpose of this project, I will be focusing on the image segmentation portion of the problem. While we have talked about segmenting images on a white or uniform background, we have not covered much about segmenting an image with a noisier background or with poor lighting. From my research, such images are more challenging <text:s/>to segment. Luckily, my backgrounds will be fairly consistent, perhaps with shelves and things that need to be ignored. Also, my images will be static...no movement or video, so processing does not necessarily need to be instantaneous. I think the biggest challenge will be to find a process that can segment a variety of items of diverse color and shape.<text:line-break/></text:p>
        </text:list-item>
        <text:list-item>
          <text:p text:style-name="P1">I plan to use images from ImageNet, as well as images taken myself. For my project, I have a list of 10 food ingredients that I will focus on. The objects have been selected to be different enough that they should be easily distinguishable, and should also be able to be combined to make a recipe. ImageNet items will be used to test the segmentation, and also train the neural network. My personal pictures will be used as the final tests of the segmentation.</text:p>
        </text:list-item>
        <text:list-item>
          <text:p text:style-name="P2">The algorithms proposed in the paper is fairly straightforward<text:line-break/></text:p>
          <text:list>
            <text:list-item>
              <text:p text:style-name="P2">Oversegment the input image. This will yield perhaps hundreds of small segments, which are very uniform. The purpose of this is to try and isolate all chunks of similar pixels in the image. So called “superpixels” are then formed by combining the most-similar pixels into larger chunks. These superpixels are then graphed.</text:p>
            </text:list-item>
            <text:list-item>
              <text:p text:style-name="P2">Apply saliency detection on the image. Saliency detection helps to recognize what objects in the image are most important, objects that are likely in the foreground. The paper describes them as items that are “visually outstanding and perceptually attractive.” The algorithm focuses on color of a superpixel, difference from neighboring superpixels, and general location in the image. The saliency detection is is also graphed.</text:p>
            </text:list-item>
            <text:list-item>
              <text:p text:style-name="P2">The saliency map is then into a tri-map, a sort of trinary thresholding. Results with a high saliency are labeled as foreground, those with a poor saliency are labeled as background, and a third category is somewhere in the middle, yet to be figured out. A mean value is determined for the foreground regions, which is then used to determine if the “unknown” sections are more like the foreground and background. To do this, each superpixel seems to be compared to two neighboring superpixels in a “triangular” fashion. This information is used to compare how strongly each superpixel is related, and this information is used to “cut” the graph, with ideally the segmented object remaining.<text:line-break/></text:p>
            </text:list-item>
          </text:list>
        </text:list-item>
        <text:list-item>
          <text:p text:style-name="P2">To use the proposed approach, I need to program the algorithm. I will input an image, and the program will spit out several images it makes along the way...the superpixel image, the saliency image, and the final extracted content. I would also like to have some some sort of “bounding box” around each of the extracted objects in the image.<text:line-break/><text:soft-page-break/><text:line-break/>I noticed that all the samples in the paper found only one item in each picture. However, there was nothing in the algorithm that would necessarily limit the number of items that could be located in a single image. In fact, the superpixel approach seems like it would work well finding multiple items. I will try and improve the process by finding an unspecified number of items in the picture.<text:line-break/><text:line-break/>Software packages I intend to use are Python, OpenCV, and Caffe. Everything will be programmed in Python, which may use some other libraries (Numpy, etc). OpenCV will be used to do as much of the image processing as possible, with anything else hand coded (in Python or potentially c++, if speed seems to be an issue). Caffe will be used for the eventual neural network training and recognition of objects.<text:line-break/></text:p>
        </text:list-item>
        <text:list-item>
          <text:p text:style-name="P2">There were a few assumptions in the paper. One was that the foreground objeccts will be more “salient” than background objects, which is fairly likely. Another is that the graph cutoffs for determining foreground and background objects are actually hard coded, not calculated. However, the same values seem to work for a varietey of objects and patterns, so the hard coded values may work well in most circumstances.<text:line-break/></text:p>
        </text:list-item>
        <text:list-item>
          <text:p text:style-name="P3">I can picture a few useful results to measure. A very basic one would be the number of distinct items in a picture. This could perhaps be on some sort of “scatter” plot...x axis as the number if items in the picture, y axis as the number of displayed items. You would hope the graph would be a linear, diagonal line. Another simple statistic would be the accuracy of the system...how many items were shown in a series of pictures, vs how many items were found in the pictures. There could also be some sort of empirical test to comfirm whether ALL of an object was found, vs just a portion. You could also compare the results to some sort of off-the-shelf segmentation algorithm built in to Matlab/OpenCV.<text:line-break/></text:p>
        </text:list-item>
        <text:list-item>
          <text:p text:style-name="P3">Schedule</text:p>
          <text:list>
            <text:list-item>
              <text:p text:style-name="P3">Week 1: Officially build the dataset. Have a portion of the algorithm working, at least the saliency portion of the algorithm. This will be coded up in Python and OpenCV. (CS6600: Build Caffe, find a paper on convolutional neural networks to review)</text:p>
            </text:list-item>
            <text:list-item>
              <text:p text:style-name="P3">Week 2: Have the superpixel portion of the algorithm working, as well as hopefully some of the graph portion. (CS6600: have Caffe working, to where I can input images to build a convolutional neural network)</text:p>
            </text:list-item>
            <text:list-item>
              <text:p text:style-name="P3">Week 3: Tie everything together to have a working algorithm, and finalize the testing procedures for the algorithm. (CS6600: Have a functional neural network, input test images that will be automatically tested with feature extraction)</text:p>
            </text:list-item>
            <text:list-item>
              <text:p text:style-name="P3">Week 4: Testing, and writing of the final review. (CS6600: Final review of convolutional neural networks pap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1pt" officeooo:rsid="0009b705" officeooo:paragraph-rsid="0009b705" style:font-size-asian="11pt" style:font-size-complex="11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Austin Olson</text:p>
        <text:p text:style-name="MP1">CS5650 - Qi</text:p>
        <text:p text:style-name="MP1">Project Propos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son </meta:initial-creator>
    <meta:creation-date>2015-11-17T12:52:21.036218702</meta:creation-date>
    <meta:generator>LibreOffice/5.0.3.2$Linux_X86_64 LibreOffice_project/00m0$Build-2</meta:generator>
    <dc:date>2015-11-17T13:54:23.277695391</dc:date>
    <dc:creator>olson </dc:creator>
    <meta:editing-duration>PT20M39S</meta:editing-duration>
    <meta:editing-cycles>1</meta:editing-cycles>
    <meta:document-statistic meta:table-count="0" meta:image-count="0" meta:object-count="0" meta:page-count="2" meta:paragraph-count="18" meta:word-count="1125" meta:character-count="6648" meta:non-whitespace-character-count="5545"/>
  </office:meta>
</office:document-meta>
</file>